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01e1" officeooo:paragraph-rsid="000601e1"/>
    </style:style>
    <style:style style:name="P2" style:family="paragraph" style:parent-style-name="Standard">
      <style:text-properties fo:font-weight="bold" officeooo:rsid="000601e1" officeooo:paragraph-rsid="000601e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GRAM 4:</text:p>
      <text:p text:style-name="P1"/>
      <text:p text:style-name="P1"/>
      <text:p text:style-name="P1">#include"iostream"</text:p>
      <text:p text:style-name="P1">#include&lt;string.h&gt;</text:p>
      <text:p text:style-name="P1">using namespace std;</text:p>
      <text:p text:style-name="P1"/>
      <text:p text:style-name="P1">typedef struct node</text:p>
      <text:p text:style-name="P1">{</text:p>
      <text:p text:style-name="P1"/>
      <text:p text:style-name="P1"><text:s/>char k[20];</text:p>
      <text:p text:style-name="P1"><text:s/>char m[20];</text:p>
      <text:p text:style-name="P1"><text:s/>class node <text:s/>*left;</text:p>
      <text:p text:style-name="P1"><text:s/>class node * right;</text:p>
      <text:p text:style-name="P1">}node;</text:p>
      <text:p text:style-name="P1"/>
      <text:p text:style-name="P1">class dict</text:p>
      <text:p text:style-name="P1">{</text:p>
      <text:p text:style-name="P1">public:</text:p>
      <text:p text:style-name="P1"><text:s/>node *root;</text:p>
      <text:p text:style-name="P1"><text:s/>void create();</text:p>
      <text:p text:style-name="P1"><text:s/>void disp(node *);</text:p>
      <text:p text:style-name="P1"><text:s/>void insert(node * root,node *temp);</text:p>
      <text:p text:style-name="P1"><text:s/>int search(node *,char []);</text:p>
      <text:p text:style-name="P1"><text:s/>int update(node *,char []);</text:p>
      <text:p text:style-name="P1"><text:s/>node* del(node *,char []);</text:p>
      <text:p text:style-name="P1"><text:s/>node * min(node *);</text:p>
      <text:p text:style-name="P1">};</text:p>
      <text:p text:style-name="P1"/>
      <text:p text:style-name="P1">void dict :: create()</text:p>
      <text:p text:style-name="P1">{</text:p>
      <text:p text:style-name="P1"><text:s/>class node *temp;</text:p>
      <text:p text:style-name="P1"><text:s/>int ch;</text:p>
      <text:p text:style-name="P1"/>
      <text:p text:style-name="P1"><text:s/>do</text:p>
      <text:p text:style-name="P1"><text:s/>{</text:p>
      <text:p text:style-name="P1"><text:s text:c="2"/>temp = new node;</text:p>
      <text:p text:style-name="P1"><text:s text:c="2"/>cout&lt;&lt;"\nEnter Keyword:";</text:p>
      <text:p text:style-name="P1"><text:s text:c="2"/>cin&gt;&gt;temp-&gt;k;</text:p>
      <text:p text:style-name="P1"><text:s text:c="2"/>cout&lt;&lt;"\nEnter Meaning:";</text:p>
      <text:p text:style-name="P1"><text:s text:c="2"/>cin&gt;&gt;temp-&gt;m;</text:p>
      <text:p text:style-name="P1"/>
      <text:p text:style-name="P1"><text:s text:c="2"/>temp-&gt;left = NULL;</text:p>
      <text:p text:style-name="P1"><text:s text:c="2"/>temp-&gt;right = NULL;</text:p>
      <text:p text:style-name="P1"/>
      <text:p text:style-name="P1"><text:s text:c="2"/>if(root == NULL)</text:p>
      <text:p text:style-name="P1"><text:s text:c="2"/>{</text:p>
      <text:p text:style-name="P1"><text:s text:c="3"/>root = temp;</text:p>
      <text:p text:style-name="P1"><text:s text:c="2"/>}</text:p>
      <text:p text:style-name="P1"><text:s text:c="2"/>else</text:p>
      <text:p text:style-name="P1"><text:s text:c="2"/>{</text:p>
      <text:p text:style-name="P1"><text:s text:c="3"/>insert(root, temp);</text:p>
      <text:p text:style-name="P1"><text:soft-page-break/><text:s text:c="2"/>}</text:p>
      <text:p text:style-name="P1"><text:s text:c="2"/>cout&lt;&lt;"\nDo u want to add more (y=1/n=0):";</text:p>
      <text:p text:style-name="P1"><text:s text:c="2"/>cin&gt;&gt;ch;</text:p>
      <text:p text:style-name="P1"><text:s/>}</text:p>
      <text:p text:style-name="P1"><text:s/>while(ch == 1);</text:p>
      <text:p text:style-name="P1"/>
      <text:p text:style-name="P1">}</text:p>
      <text:p text:style-name="P1"/>
      <text:p text:style-name="P1">void dict :: <text:s/>insert(node * root,node *temp)</text:p>
      <text:p text:style-name="P1">{</text:p>
      <text:p text:style-name="P1"><text:s/>if(strcmp (temp-&gt;k, root-&gt;k) &lt; 0 )</text:p>
      <text:p text:style-name="P1"><text:s/>{</text:p>
      <text:p text:style-name="P1"><text:s text:c="2"/>if(root-&gt;left == NULL)</text:p>
      <text:p text:style-name="P1"><text:s text:c="3"/>root-&gt;left = temp;</text:p>
      <text:p text:style-name="P1"><text:s text:c="2"/>else</text:p>
      <text:p text:style-name="P1"><text:s text:c="3"/>insert(root-&gt;left,temp);</text:p>
      <text:p text:style-name="P1"><text:s/>}</text:p>
      <text:p text:style-name="P1"><text:s/>else</text:p>
      <text:p text:style-name="P1"><text:s/>{ if(root-&gt;right == NULL)</text:p>
      <text:p text:style-name="P1"><text:s text:c="3"/>root-&gt;right = temp;</text:p>
      <text:p text:style-name="P1"><text:s text:c="2"/>else</text:p>
      <text:p text:style-name="P1"><text:s text:c="3"/>insert(root-&gt;right,temp);</text:p>
      <text:p text:style-name="P1"><text:s/>}</text:p>
      <text:p text:style-name="P1"/>
      <text:p text:style-name="P1">}</text:p>
      <text:p text:style-name="P1"/>
      <text:p text:style-name="P1">void dict:: disp(node * root)</text:p>
      <text:p text:style-name="P1">{</text:p>
      <text:p text:style-name="P1"><text:s/>if( root != NULL)</text:p>
      <text:p text:style-name="P1"><text:s/>{</text:p>
      <text:p text:style-name="P1"><text:s text:c="2"/>disp(root-&gt;left);</text:p>
      <text:p text:style-name="P1"><text:s text:c="2"/>cout&lt;&lt;"\n Key Word :"&lt;&lt;root-&gt;k;</text:p>
      <text:p text:style-name="P1"><text:s text:c="2"/>cout&lt;&lt;"\t Meaning :"&lt;&lt;root-&gt;m;</text:p>
      <text:p text:style-name="P1"><text:s text:c="2"/>disp(root-&gt;right);</text:p>
      <text:p text:style-name="P1"><text:s/>}</text:p>
      <text:p text:style-name="P1">}</text:p>
      <text:p text:style-name="P1"/>
      <text:p text:style-name="P1">int dict :: search(node * root,char k[20])</text:p>
      <text:p text:style-name="P1">{</text:p>
      <text:p text:style-name="P1"><text:s/>int c=0;</text:p>
      <text:p text:style-name="P1"><text:s/>while(root != NULL)</text:p>
      <text:p text:style-name="P1"><text:s/>{</text:p>
      <text:p text:style-name="P1"><text:s text:c="2"/>c++;</text:p>
      <text:p text:style-name="P1"><text:s text:c="2"/>if(strcmp (k,root-&gt;k) == 0)</text:p>
      <text:p text:style-name="P1"><text:s text:c="2"/>{</text:p>
      <text:p text:style-name="P1"><text:s text:c="3"/>cout&lt;&lt;"\nNo of Comparisons:"&lt;&lt;c;</text:p>
      <text:p text:style-name="P1"><text:s text:c="3"/>return 1;</text:p>
      <text:p text:style-name="P1"><text:s text:c="2"/>}</text:p>
      <text:p text:style-name="P1"><text:s text:c="2"/>if(strcmp (k, root-&gt;k) &lt; 0)</text:p>
      <text:p text:style-name="P1"><text:s text:c="3"/>root = root-&gt;left;</text:p>
      <text:p text:style-name="P1"><text:s text:c="2"/>if(strcmp (k, root-&gt;k) &gt; 0)</text:p>
      <text:p text:style-name="P1"><text:s text:c="3"/>root = root-&gt;right;</text:p>
      <text:p text:style-name="P1"><text:soft-page-break/><text:s/>}</text:p>
      <text:p text:style-name="P1"/>
      <text:p text:style-name="P1"><text:s/>return -1;</text:p>
      <text:p text:style-name="P1">}</text:p>
      <text:p text:style-name="P1">int dict :: update(node * root,char k[20])</text:p>
      <text:p text:style-name="P1">{</text:p>
      <text:p text:style-name="P1"><text:s/>while(root != NULL)</text:p>
      <text:p text:style-name="P1"><text:s/>{</text:p>
      <text:p text:style-name="P1"><text:s text:c="2"/>if(strcmp (k,root-&gt;k) == 0)</text:p>
      <text:p text:style-name="P1"><text:s text:c="2"/>{</text:p>
      <text:p text:style-name="P1"><text:s text:c="3"/>cout&lt;&lt;"\nEnter New Meaning ofKeyword"&lt;&lt;root-&gt;k;</text:p>
      <text:p text:style-name="P1"><text:s text:c="3"/>cin&gt;&gt;root-&gt;m;</text:p>
      <text:p text:style-name="P1"><text:s text:c="3"/>return 1;</text:p>
      <text:p text:style-name="P1"><text:s text:c="2"/>}</text:p>
      <text:p text:style-name="P1"><text:s text:c="2"/>if(strcmp (k, root-&gt;k) &lt; 0)</text:p>
      <text:p text:style-name="P1"><text:s text:c="3"/>root = root-&gt;left;</text:p>
      <text:p text:style-name="P1"><text:s text:c="2"/>if(strcmp (k, root-&gt;k) &gt; 0)</text:p>
      <text:p text:style-name="P1"><text:s text:c="3"/>root = root-&gt;right;</text:p>
      <text:p text:style-name="P1"><text:s/>}</text:p>
      <text:p text:style-name="P1"><text:s/>return -1;</text:p>
      <text:p text:style-name="P1">}</text:p>
      <text:p text:style-name="P1">node* dict :: del(node * root,char k[20])</text:p>
      <text:p text:style-name="P1">{</text:p>
      <text:p text:style-name="P1"><text:s/>node *temp;</text:p>
      <text:p text:style-name="P1"/>
      <text:p text:style-name="P1"><text:s/>if(root == NULL)</text:p>
      <text:p text:style-name="P1"><text:s/>{</text:p>
      <text:p text:style-name="P1"><text:s text:c="2"/>cout&lt;&lt;"\nElement No Found";</text:p>
      <text:p text:style-name="P1"><text:s text:c="2"/>return root;</text:p>
      <text:p text:style-name="P1"><text:s/>}</text:p>
      <text:p text:style-name="P1"/>
      <text:p text:style-name="P1"><text:s/>if (strcmp(k,root-&gt;k) &lt; 0)</text:p>
      <text:p text:style-name="P1"><text:s/>{</text:p>
      <text:p text:style-name="P1"><text:s text:c="2"/>root-&gt;left = del(root-&gt;left, k);</text:p>
      <text:p text:style-name="P1"><text:s text:c="2"/>return root;</text:p>
      <text:p text:style-name="P1"><text:s/>}</text:p>
      <text:p text:style-name="P1"><text:s/>if (strcmp(k,root-&gt;k) &gt; 0)</text:p>
      <text:p text:style-name="P1"><text:s/>{</text:p>
      <text:p text:style-name="P1"><text:s text:c="3"/>root-&gt;right = del(root-&gt;right, k);</text:p>
      <text:p text:style-name="P1"><text:s text:c="3"/>return root;</text:p>
      <text:p text:style-name="P1"><text:s/>}</text:p>
      <text:p text:style-name="P1"/>
      <text:p text:style-name="P1"><text:s/>if (root-&gt;right==NULL&amp;&amp;root-&gt;left==NULL)</text:p>
      <text:p text:style-name="P1"><text:s/>{</text:p>
      <text:p text:style-name="P1"><text:s text:c="2"/>temp = root;</text:p>
      <text:p text:style-name="P1"><text:s text:c="2"/>delete temp;</text:p>
      <text:p text:style-name="P1"><text:s text:c="2"/>return NULL;</text:p>
      <text:p text:style-name="P1"><text:s text:c="2"/>}</text:p>
      <text:p text:style-name="P1"><text:s text:c="2"/>if(root-&gt;right==NULL)</text:p>
      <text:p text:style-name="P1"><text:s text:c="2"/>{</text:p>
      <text:p text:style-name="P1"><text:s text:c="2"/>temp = root;</text:p>
      <text:p text:style-name="P1"><text:s text:c="2"/>root = root-&gt;left;</text:p>
      <text:p text:style-name="P1"><text:soft-page-break/><text:s text:c="2"/>delete temp;</text:p>
      <text:p text:style-name="P1"><text:s text:c="2"/>return root;</text:p>
      <text:p text:style-name="P1"><text:s text:c="2"/>}</text:p>
      <text:p text:style-name="P1"><text:s text:c="2"/>else if(root-&gt;left==NULL)</text:p>
      <text:p text:style-name="P1"><text:s text:c="2"/>{</text:p>
      <text:p text:style-name="P1"><text:s text:c="2"/>temp = root;</text:p>
      <text:p text:style-name="P1"><text:s text:c="2"/>root = root-&gt;right;</text:p>
      <text:p text:style-name="P1"><text:s text:c="2"/>delete temp;</text:p>
      <text:p text:style-name="P1"><text:s text:c="2"/>return root;</text:p>
      <text:p text:style-name="P1"><text:s text:c="2"/>}</text:p>
      <text:p text:style-name="P1"><text:s text:c="2"/>temp = min(root-&gt;right);</text:p>
      <text:p text:style-name="P1"><text:s text:c="2"/>strcpy(root-&gt;k,temp-&gt;k);</text:p>
      <text:p text:style-name="P1"><text:s text:c="2"/>root-&gt;right = del(root-&gt;right, temp-&gt;k);</text:p>
      <text:p text:style-name="P1"><text:s text:c="2"/>return root;</text:p>
      <text:p text:style-name="P1"/>
      <text:p text:style-name="P1">}</text:p>
      <text:p text:style-name="P1"/>
      <text:p text:style-name="P1">node * dict :: min(node *q)</text:p>
      <text:p text:style-name="P1">{</text:p>
      <text:p text:style-name="P1"><text:s/>while(q-&gt;left != NULL)</text:p>
      <text:p text:style-name="P1"><text:s/>{</text:p>
      <text:p text:style-name="P1"><text:s text:c="2"/>q = q-&gt;left;</text:p>
      <text:p text:style-name="P1"><text:s/>}</text:p>
      <text:p text:style-name="P1"><text:s/>return q;</text:p>
      <text:p text:style-name="P1">}</text:p>
      <text:p text:style-name="P1"/>
      <text:p text:style-name="P1"/>
      <text:p text:style-name="P1"/>
      <text:p text:style-name="P1">int main()</text:p>
      <text:p text:style-name="P1">{</text:p>
      <text:p text:style-name="P1"><text:s/>int ch;</text:p>
      <text:p text:style-name="P1"><text:s/>dict d;</text:p>
      <text:p text:style-name="P1"><text:s/>d.root = NULL;</text:p>
      <text:p text:style-name="P1"/>
      <text:p text:style-name="P1"/>
      <text:p text:style-name="P1"><text:s/>do</text:p>
      <text:p text:style-name="P1"><text:s/>{</text:p>
      <text:p text:style-name="P1"><text:s text:c="2"/>cout&lt;&lt;"\nMenu\n1.Create\n2.Disp\n3.Search\n4.Update\n5.Delete\nEnter Ur CH:";</text:p>
      <text:p text:style-name="P1"><text:s text:c="2"/>cin&gt;&gt;ch;</text:p>
      <text:p text:style-name="P1"/>
      <text:p text:style-name="P1"><text:s text:c="2"/>switch(ch)</text:p>
      <text:p text:style-name="P1"><text:s text:c="2"/>{</text:p>
      <text:p text:style-name="P1">case 1: d.create();</text:p>
      <text:p text:style-name="P1"><text:s text:c="2"/>break;</text:p>
      <text:p text:style-name="P1">case 2: if(d.root == NULL)</text:p>
      <text:p text:style-name="P1"><text:s text:c="2"/>{</text:p>
      <text:p text:style-name="P1"><text:s text:c="2"/>cout&lt;&lt;"\nNo any Keyword";</text:p>
      <text:p text:style-name="P1"><text:s text:c="2"/>}</text:p>
      <text:p text:style-name="P1"><text:s text:c="2"/>else</text:p>
      <text:p text:style-name="P1"><text:s text:c="2"/>{</text:p>
      <text:p text:style-name="P1"><text:s text:c="2"/>d.disp(d.root);</text:p>
      <text:p text:style-name="P1"><text:s text:c="2"/>}</text:p>
      <text:p text:style-name="P1"><text:soft-page-break/><text:s text:c="2"/>break;</text:p>
      <text:p text:style-name="P1">case 3: if(d.root == NULL)</text:p>
      <text:p text:style-name="P1"><text:s/>{</text:p>
      <text:p text:style-name="P1"><text:s text:c="2"/>cout&lt;&lt;"\nDictionary is Empty. First add keywords then try again ";</text:p>
      <text:p text:style-name="P1"><text:s/>}</text:p>
      <text:p text:style-name="P1"><text:s text:c="2"/>else</text:p>
      <text:p text:style-name="P1"><text:s/>{</text:p>
      <text:p text:style-name="P1"/>
      <text:p text:style-name="P1"><text:s text:c="8"/>cout&lt;&lt;"\nEnter Keyword which u want to search:";</text:p>
      <text:p text:style-name="P1"><text:s text:c="2"/>char k[20];</text:p>
      <text:p text:style-name="P1"><text:s text:c="2"/>cin&gt;&gt;k;</text:p>
      <text:p text:style-name="P1"/>
      <text:p text:style-name="P1"><text:s text:c="2"/>if( d.search(d.root,k) == 1)</text:p>
      <text:p text:style-name="P1"><text:s text:c="2"/>cout&lt;&lt;"\nKeyword Found";</text:p>
      <text:p text:style-name="P1"><text:s text:c="2"/>else</text:p>
      <text:p text:style-name="P1"><text:s text:c="2"/>cout&lt;&lt;"\nKeyword Not Found";</text:p>
      <text:p text:style-name="P1"><text:s/>}</text:p>
      <text:p text:style-name="P1"><text:s text:c="2"/>break;</text:p>
      <text:p text:style-name="P1">case 4:</text:p>
      <text:p text:style-name="P1"><text:s text:c="2"/>if(d.root == NULL)</text:p>
      <text:p text:style-name="P1"><text:s text:c="2"/>{</text:p>
      <text:p text:style-name="P1"><text:s text:c="2"/>cout&lt;&lt;"\nDictionary is Empty. First add keywords then try again ";</text:p>
      <text:p text:style-name="P1"><text:s/>}</text:p>
      <text:p text:style-name="P1"><text:s text:c="2"/>else</text:p>
      <text:p text:style-name="P1"><text:s text:c="2"/>{</text:p>
      <text:p text:style-name="P1"><text:s text:c="2"/>cout&lt;&lt;"\nEnter Keyword which meaning <text:s/>want to update:";</text:p>
      <text:p text:style-name="P1"><text:s text:c="2"/>char k[20];</text:p>
      <text:p text:style-name="P1"><text:s text:c="2"/>cin&gt;&gt;k;</text:p>
      <text:p text:style-name="P1"><text:s text:c="2"/>if(d.update(d.root,k) == 1)</text:p>
      <text:p text:style-name="P1"><text:s text:c="2"/>cout&lt;&lt;"\nMeaning Updated";</text:p>
      <text:p text:style-name="P1"><text:s text:c="2"/>else</text:p>
      <text:p text:style-name="P1"><text:s text:c="2"/>cout&lt;&lt;"\nMeaning Not Found";</text:p>
      <text:p text:style-name="P1"><text:s text:c="2"/>}</text:p>
      <text:p text:style-name="P1"><text:s text:c="2"/>break;</text:p>
      <text:p text:style-name="P1">case 5:</text:p>
      <text:p text:style-name="P1"><text:s text:c="2"/>if(d.root == NULL)</text:p>
      <text:p text:style-name="P1"><text:s text:c="2"/>{</text:p>
      <text:p text:style-name="P1"><text:s text:c="2"/>cout&lt;&lt;"\nDictionary is Empty. First add keywords then try again ";</text:p>
      <text:p text:style-name="P1"><text:s text:c="2"/>}</text:p>
      <text:p text:style-name="P1"><text:s text:c="2"/>else</text:p>
      <text:p text:style-name="P1"><text:s text:c="2"/>{</text:p>
      <text:p text:style-name="P1"><text:s text:c="2"/>cout&lt;&lt;"\nEnter Keyword which u want to delete:";</text:p>
      <text:p text:style-name="P1"><text:s text:c="2"/>char k[20];</text:p>
      <text:p text:style-name="P1"><text:s text:c="2"/>cin&gt;&gt;k;</text:p>
      <text:p text:style-name="P1"><text:s text:c="2"/>if(d.root == NULL)</text:p>
      <text:p text:style-name="P1"><text:s text:c="2"/>{</text:p>
      <text:p text:style-name="P1"><text:s text:c="2"/>cout&lt;&lt;"\nNo any Keyword";</text:p>
      <text:p text:style-name="P1"><text:s text:c="2"/>}</text:p>
      <text:p text:style-name="P1"><text:s text:c="2"/>else</text:p>
      <text:p text:style-name="P1"><text:s text:c="2"/>{</text:p>
      <text:p text:style-name="P1"><text:s text:c="2"/>d.root = d.del(d.root,k);</text:p>
      <text:p text:style-name="P1"><text:s text:c="4"/>}</text:p>
      <text:p text:style-name="P1"><text:soft-page-break/><text:s text:c="3"/>}</text:p>
      <text:p text:style-name="P1"><text:s text:c="2"/>}</text:p>
      <text:p text:style-name="P1"><text:s/>}</text:p>
      <text:p text:style-name="P1"><text:s/>while(ch&lt;=5);</text:p>
      <text:p text:style-name="P1"><text:s/>return 0;</text:p>
      <text:p text:style-name="P1"/>
      <text:p text:style-name="P1">}</text:p>
      <text:p text:style-name="P1"/>
      <text:p text:style-name="P1"/>
      <text:p text:style-name="P2"/>
      <text:p text:style-name="P1"><text:s/><text:span text:style-name="T1">OUTPUT :</text:span></text:p>
      <text:p text:style-name="P1"/>
      <text:p text:style-name="P1"/>
      <text:p text:style-name="P1">guest-EtPsZ7@student-OptiPlex-3020:~$ cd ~/Desktop</text:p>
      <text:p text:style-name="P1">guest-EtPsZ7@student-OptiPlex-3020:~/Desktop$ g++ ass4.cpp</text:p>
      <text:p text:style-name="P1">guest-EtPsZ7@student-OptiPlex-3020:~/Desktop$ ./a.out</text:p>
      <text:p text:style-name="P1"></text:p>
      <text:p text:style-name="P1">Menu</text:p>
      <text:p text:style-name="P1">1.Create</text:p>
      <text:p text:style-name="P1">2.Disp</text:p>
      <text:p text:style-name="P1">3.Search</text:p>
      <text:p text:style-name="P1">4.Update</text:p>
      <text:p text:style-name="P1">5.Delete</text:p>
      <text:p text:style-name="P1">Enter Ur CH:2 <text:s text:c="2"/></text:p>
      <text:p text:style-name="P1"></text:p>
      <text:p text:style-name="P1">No any Keyword</text:p>
      <text:p text:style-name="P1">Menu</text:p>
      <text:p text:style-name="P1">1.Create</text:p>
      <text:p text:style-name="P1">2.Disp</text:p>
      <text:p text:style-name="P1">3.Search</text:p>
      <text:p text:style-name="P1">4.Update</text:p>
      <text:p text:style-name="P1">5.Delete</text:p>
      <text:p text:style-name="P1">Enter Ur CH:1</text:p>
      <text:p text:style-name="P1"></text:p>
      <text:p text:style-name="P1">Enter Keyword:mango</text:p>
      <text:p text:style-name="P1"></text:p>
      <text:p text:style-name="P1">Enter Meaning:king</text:p>
      <text:p text:style-name="P1"></text:p>
      <text:p text:style-name="P1">Do u want to add more (y=1/n=0):1</text:p>
      <text:p text:style-name="P1"></text:p>
      <text:p text:style-name="P1">Enter Keyword:cricket</text:p>
      <text:p text:style-name="P1"></text:p>
      <text:p text:style-name="P1">Enter Meaning:game</text:p>
      <text:p text:style-name="P1"></text:p>
      <text:p text:style-name="P1">Do u want to add more (y=1/n=0):1</text:p>
      <text:p text:style-name="P1"></text:p>
      <text:p text:style-name="P1">Enter Keyword:apple</text:p>
      <text:p text:style-name="P1"></text:p>
      <text:p text:style-name="P1">Enter Meaning:fruit</text:p>
      <text:p text:style-name="P1"></text:p>
      <text:p text:style-name="P1">Do u want to add more (y=1/n=0):0</text:p>
      <text:p text:style-name="P1"></text:p>
      <text:p text:style-name="P1"><text:soft-page-break/>Menu</text:p>
      <text:p text:style-name="P1">1.Create</text:p>
      <text:p text:style-name="P1">2.Disp</text:p>
      <text:p text:style-name="P1">3.Search</text:p>
      <text:p text:style-name="P1">4.Update</text:p>
      <text:p text:style-name="P1">5.Delete</text:p>
      <text:p text:style-name="P1">Enter Ur CH:2</text:p>
      <text:p text:style-name="P1"></text:p>
      <text:p text:style-name="P1"><text:s/>Key Word :apple<text:tab/> Meaning :fruit</text:p>
      <text:p text:style-name="P1"><text:s/>Key Word :cricket<text:tab/> Meaning :game</text:p>
      <text:p text:style-name="P1"><text:s/>Key Word :mango<text:tab/> Meaning :king</text:p>
      <text:p text:style-name="P1">Menu</text:p>
      <text:p text:style-name="P1">1.Create</text:p>
      <text:p text:style-name="P1">2.Disp</text:p>
      <text:p text:style-name="P1">3.Search</text:p>
      <text:p text:style-name="P1">4.Update</text:p>
      <text:p text:style-name="P1">5.Delete</text:p>
      <text:p text:style-name="P1">Enter Ur CH:3</text:p>
      <text:p text:style-name="P1"></text:p>
      <text:p text:style-name="P1">Enter Keyword which u want to search:apple</text:p>
      <text:p text:style-name="P1"></text:p>
      <text:p text:style-name="P1">No of Comparisons:3</text:p>
      <text:p text:style-name="P1">Keyword Found</text:p>
      <text:p text:style-name="P1">Menu</text:p>
      <text:p text:style-name="P1">1.Create</text:p>
      <text:p text:style-name="P1">2.Disp</text:p>
      <text:p text:style-name="P1">3.Search</text:p>
      <text:p text:style-name="P1">4.Update</text:p>
      <text:p text:style-name="P1">5.Delete</text:p>
      <text:p text:style-name="P1">Enter Ur CH:4</text:p>
      <text:p text:style-name="P1"></text:p>
      <text:p text:style-name="P1">Enter Keyword which meaning <text:s/>want to update:mango</text:p>
      <text:p text:style-name="P1"></text:p>
      <text:p text:style-name="P1">Enter New Meaning ofKeywordmango yummy</text:p>
      <text:p text:style-name="P1"></text:p>
      <text:p text:style-name="P1">Meaning Updated</text:p>
      <text:p text:style-name="P1">Menu</text:p>
      <text:p text:style-name="P1">1.Create</text:p>
      <text:p text:style-name="P1">2.Disp</text:p>
      <text:p text:style-name="P1">3.Search</text:p>
      <text:p text:style-name="P1">4.Update</text:p>
      <text:p text:style-name="P1">5.Delete</text:p>
      <text:p text:style-name="P1">Enter Ur CH:2</text:p>
      <text:p text:style-name="P1"></text:p>
      <text:p text:style-name="P1"><text:s/>Key Word :apple<text:tab/> Meaning :fruit</text:p>
      <text:p text:style-name="P1"><text:s/>Key Word :cricket<text:tab/> Meaning :game</text:p>
      <text:p text:style-name="P1"><text:s/>Key Word :mango<text:tab/> Meaning :yummy</text:p>
      <text:p text:style-name="P1">Menu</text:p>
      <text:p text:style-name="P1">1.Create</text:p>
      <text:p text:style-name="P1">2.Disp</text:p>
      <text:p text:style-name="P1">3.Search</text:p>
      <text:p text:style-name="P1">4.Update</text:p>
      <text:p text:style-name="P1"><text:soft-page-break/>5.Delete</text:p>
      <text:p text:style-name="P1">Enter Ur CH:5</text:p>
      <text:p text:style-name="P1"></text:p>
      <text:p text:style-name="P1">Enter Keyword which u want to delete:mango</text:p>
      <text:p text:style-name="P1"></text:p>
      <text:p text:style-name="P1">Menu</text:p>
      <text:p text:style-name="P1">1.Create</text:p>
      <text:p text:style-name="P1">2.Disp</text:p>
      <text:p text:style-name="P1">3.Search</text:p>
      <text:p text:style-name="P1">4.Update</text:p>
      <text:p text:style-name="P1">5.Delete</text:p>
      <text:p text:style-name="P1">Enter Ur CH:2</text:p>
      <text:p text:style-name="P1"></text:p>
      <text:p text:style-name="P1"><text:s/>Key Word :apple<text:tab/> Meaning :fruit</text:p>
      <text:p text:style-name="P1"><text:s/>Key Word :cricket<text:tab/> Meaning :game</text:p>
      <text:p text:style-name="P1">Menu</text:p>
      <text:p text:style-name="P1">1.Create</text:p>
      <text:p text:style-name="P1">2.Disp</text:p>
      <text:p text:style-name="P1">3.Search</text:p>
      <text:p text:style-name="P1">4.Update</text:p>
      <text:p text:style-name="P1">5.Delete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5T16:31:38.663286486</meta:creation-date>
    <dc:date>2022-04-25T16:35:12.159464595</dc:date>
    <meta:editing-duration>P0D</meta:editing-duration>
    <meta:editing-cycles>1</meta:editing-cycles>
    <meta:document-statistic meta:table-count="0" meta:image-count="0" meta:object-count="0" meta:page-count="8" meta:paragraph-count="351" meta:word-count="735" meta:character-count="5059" meta:non-whitespace-character-count="4160"/>
    <meta:generator>LibreOffice/4.2.4.2$Linux_X86_64 LibreOffice_project/420m0$Build-2</meta:generator>
  </office:meta>
</office:document-meta>
</file>